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1991220627186348223"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4066126380599314173"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6452244832160872371"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4250649070161626917"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7502514196355494565"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2276203829451119477"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4192989554723487288"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Sort out the drag to float, and the menu float. </text:p>
        </text:list-item>
        <text:list-item>
          <text:p text:style-name="P8">Implement drag tab to float. </text:p>
        </text:list-item>
        <text:list-item>
          <text:p text:style-name="P8">Implement mouse double click on tab to float.</text:p>
        </text:list-item>
        <text:list-item>
          <text:p text:style-name="P8">Check that custom close tab button can be implemented. </text:p>
        </text:list-item>
        <text:list-item>
          <text:p text:style-name="P8">Create a dock pane tree manager. </text:p>
        </text:list-item>
        <text:list-item>
          <text:p text:style-name="P8">Create a common ViewContainer base class. </text:p>
        </text:list-item>
        <text:list-item>
          <text:p text:style-name="P8">Serialise side panes. </text:p>
        </text:list-item>
        <text:list-item>
          <text:p text:style-name="P8">Allow multiple document instances. </text:p>
        </text:list-item>
      </text:list>
      <text:h text:style-name="Heading_20_2" text:outline-level="2">Bugs</text:h>
      <text:list xml:id="list5460942142398511972" text:style-name="L8">
        <text:list-item>
          <text:p text:style-name="P9">Close tool =&gt; crash. </text:p>
        </text:list-item>
        <text:list-item>
          <text:p text:style-name="P9">Close document =&gt; nothing. </text:p>
        </text:list-item>
        <text:list-item>
          <text:p text:style-name="P9">Serialise documents. </text:p>
        </text:list-item>
        <text:list-item>
          <text:p text:style-name="P9">Serialise unpinned too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13T13:06:51.73</dc:date>
    <dc:creator>Leif Goodwin</dc:creator>
    <meta:editing-duration>P22DT17H30M10S</meta:editing-duration>
    <meta:editing-cycles>85</meta:editing-cycles>
    <meta:generator>OpenOffice/4.1.7$Win32 OpenOffice.org_project/417m1$Build-9800</meta:generator>
    <meta:document-statistic meta:table-count="0" meta:image-count="0" meta:object-count="0" meta:page-count="4" meta:paragraph-count="109" meta:word-count="1038" meta:character-count="6408"/>
  </office:meta>
</office:document-meta>
</file>